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beab3" officeooo:paragraph-rsid="001beab3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rsid="001beab3" officeooo:paragraph-rsid="001beab3"/>
    </style:style>
    <style:style style:name="P7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26f44"/>
    </style:style>
    <style:style style:name="P8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ab657"/>
    </style:style>
    <style:style style:name="P9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beab3" officeooo:paragraph-rsid="001beab3"/>
    </style:style>
    <style:style style:name="P10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beab3" officeooo:paragraph-rsid="002056a2"/>
    </style:style>
    <style:style style:name="P11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paragraph-rsid="001beab3"/>
    </style:style>
    <style:style style:name="P12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beab3" officeooo:paragraph-rsid="001beab3" style:font-size-asian="10pt" style:font-size-complex="10pt"/>
    </style:style>
    <style:style style:name="P1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officeooo:rsid="001e5361" officeooo:paragraph-rsid="001e5361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0pt" fo:font-style="normal" officeooo:rsid="001beab3" officeooo:paragraph-rsid="001beab3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Monospace" fo:font-size="10pt" officeooo:rsid="001beab3" officeooo:paragraph-rsid="001beab3" style:font-size-asian="10pt" style:font-size-complex="10pt"/>
    </style:style>
    <style:style style:name="P16" style:family="paragraph" style:parent-style-name="Standard_7e_LT_7e_Gliederung_20_4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officeooo:rsid="001e5361" officeooo:paragraph-rsid="001e5361" style:font-size-asian="12pt" style:font-size-complex="12pt"/>
    </style:style>
    <style:style style:name="P17" style:family="paragraph" style:parent-style-name="Standard_7e_LT_7e_Gliederung_20_4">
      <style:paragraph-properties fo:margin-left="0cm" fo:margin-right="0cm" fo:margin-top="0cm" fo:margin-bottom="0cm" loext:contextual-spacing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font-name="Liberation Serif" fo:font-size="12pt" officeooo:rsid="0022dcf8" officeooo:paragraph-rsid="0022dcf8" style:font-size-asian="12pt" style:font-size-complex="12pt"/>
    </style:style>
    <style:style style:name="P18" style:family="paragraph" style:parent-style-name="Heading">
      <style:paragraph-properties fo:text-align="center" style:justify-single-word="false"/>
    </style:style>
    <style:style style:name="P19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beab3" officeooo:paragraph-rsid="001beab3"/>
    </style:style>
    <style:style style:name="P20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229a4a" officeooo:paragraph-rsid="00203dae"/>
    </style:style>
    <style:style style:name="P2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1ab657"/>
    </style:style>
    <style:style style:name="P2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rsid="001ab657" officeooo:paragraph-rsid="001bc064"/>
    </style:style>
    <style:style style:name="P23" style:family="paragraph" style:parent-style-name="Quotations">
      <style:paragraph-properties fo:margin-left="0cm" fo:margin-right="0cm" fo:margin-top="0cm" fo:margin-bottom="0cm" loext:contextual-spacing="false" fo:text-indent="0cm" style:auto-text-indent="false"/>
      <style:text-properties fo:font-size="10pt" officeooo:rsid="001beab3" officeooo:paragraph-rsid="001beab3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8pt" style:font-size-asian="8pt" style:font-size-complex="8pt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8pt" officeooo:rsid="001beab3" officeooo:paragraph-rsid="001beab3" style:font-size-asian="8pt" style:font-size-complex="8pt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b657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eab3" style:font-size-asian="20pt" style:font-weight-asian="bold" style:font-size-complex="20pt" style:font-weight-complex="bold"/>
    </style:style>
    <style:style style:name="T6" style:family="text">
      <style:text-properties officeooo:rsid="001ab657"/>
    </style:style>
    <style:style style:name="T7" style:family="text">
      <style:text-properties officeooo:rsid="001bc064"/>
    </style:style>
    <style:style style:name="T8" style:family="text">
      <style:text-properties officeooo:rsid="001beab3"/>
    </style:style>
    <style:style style:name="T9" style:family="text">
      <style:text-properties officeooo:rsid="001d840d"/>
    </style:style>
    <style:style style:name="T10" style:family="text">
      <style:text-properties fo:color="#000000"/>
    </style:style>
    <style:style style:name="T11" style:family="text">
      <style:text-properties fo:color="#000000" style:font-name="Liberation Serif" fo:font-size="10pt" fo:font-style="normal" style:font-size-asian="10pt" style:font-style-asian="normal" style:font-style-complex="normal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font-style="italic" style:font-size-asian="10pt" style:font-style-asian="italic"/>
    </style:style>
    <style:style style:name="T14" style:family="text">
      <style:text-properties fo:color="#000000" style:font-name="Monospace"/>
    </style:style>
    <style:style style:name="T15" style:family="text">
      <style:text-properties fo:color="#000000"/>
    </style:style>
    <style:style style:name="T16" style:family="text">
      <style:text-properties fo:color="#000000" fo:font-size="10pt" style:font-size-asian="10pt"/>
    </style:style>
    <style:style style:name="T17" style:family="text">
      <style:text-properties fo:color="#000000" fo:font-size="10pt" fo:font-style="italic" style:font-size-asian="10pt" style:font-style-asian="italic"/>
    </style:style>
    <style:style style:name="T18" style:family="text">
      <style:text-properties fo:color="#000000" fo:font-style="italic" style:font-style-asian="italic"/>
    </style:style>
    <style:style style:name="T19" style:family="text">
      <style:text-properties fo:color="#2a00ff"/>
    </style:style>
    <style:style style:name="T20" style:family="text">
      <style:text-properties fo:color="#2a00ff" style:font-name="Liberation Serif" fo:font-size="10pt" fo:font-style="normal" style:font-size-asian="10pt" style:font-style-asian="normal" style:font-style-complex="normal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fo:font-size="10pt" style:font-size-asian="10pt"/>
    </style:style>
    <style:style style:name="T23" style:family="text">
      <style:text-properties fo:color="#2a00ff"/>
    </style:style>
    <style:style style:name="T24" style:family="text">
      <style:text-properties fo:color="#0000c0" style:font-name="Liberation Serif" fo:font-size="10pt" fo:font-style="normal" fo:font-weight="bold" style:font-size-asian="10pt" style:font-style-asian="normal" style:font-weight-asian="bold" style:font-style-complex="normal"/>
    </style:style>
    <style:style style:name="T25" style:family="text">
      <style:text-properties fo:color="#0000c0" fo:font-weight="bold" style:font-weight-asian="bold"/>
    </style:style>
    <style:style style:name="T2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7" style:family="text">
      <style:text-properties fo:color="#0000c0" fo:font-size="10pt" fo:font-style="italic" fo:font-weight="bold" style:font-size-asian="10pt" style:font-style-asian="italic" style:font-weight-asian="bold"/>
    </style:style>
    <style:style style:name="T28" style:family="text">
      <style:text-properties fo:color="#0000c0" fo:font-style="italic" fo:font-weight="bold" style:font-style-asian="italic" style:font-weight-asian="bold"/>
    </style:style>
    <style:style style:name="T29" style:family="text">
      <style:text-properties fo:font-size="10pt" officeooo:rsid="001beab3" style:font-size-asian="10pt" style:font-size-complex="10pt"/>
    </style:style>
    <style:style style:name="T30" style:family="text">
      <style:text-properties officeooo:rsid="001e5361"/>
    </style:style>
    <style:style style:name="T31" style:family="text">
      <style:text-properties officeooo:rsid="0022dcf8"/>
    </style:style>
    <style:style style:name="T32" style:family="text">
      <style:text-properties officeooo:rsid="002437b2"/>
    </style:style>
    <style:style style:name="T33" style:family="text">
      <style:text-properties officeooo:rsid="00255c27"/>
    </style:style>
    <style:style style:name="T34" style:family="text">
      <style:text-properties fo:color="#7f0055" style:font-name="Monospace" fo:font-size="10pt" fo:font-weight="bold" style:font-size-asian="10pt" style:font-weight-asian="bold"/>
    </style:style>
    <style:style style:name="T35" style:family="text">
      <style:text-properties fo:color="#7f0055" style:font-name="Monospace" fo:font-weight="bold" style:font-weight-asian="bold"/>
    </style:style>
    <style:style style:name="T36" style:family="text">
      <style:text-properties fo:color="#7f0055" fo:font-weight="bold" style:font-weight-asian="bold"/>
    </style:style>
    <style:style style:name="T37" style:family="text">
      <style:text-properties fo:color="#7f0055" fo:font-size="10pt" fo:font-weight="bold" style:font-size-asian="10pt" style:font-weight-asian="bold"/>
    </style:style>
    <style:style style:name="T38" style:family="text">
      <style:text-properties fo:color="#6a3e3e" style:font-name="Monospace" fo:font-size="10pt" style:font-size-asian="10pt"/>
    </style:style>
    <style:style style:name="T3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6a3e3e" fo:font-size="10pt" style:font-size-asian="10pt"/>
    </style:style>
    <style:style style:name="T41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42" style:family="text">
      <style:text-properties fo:color="#6a3e3e"/>
    </style:style>
    <style:style style:name="T43" style:family="text">
      <style:text-properties fo:color="#6a3e3e" style:text-underline-style="solid" style:text-underline-width="auto" style:text-underline-color="font-color"/>
    </style:style>
    <style:style style:name="T44" style:family="text">
      <style:text-properties fo:color="#3f7f5f" style:font-name="Monospace" fo:font-size="10pt" style:font-size-asian="10pt"/>
    </style:style>
    <style:style style:name="T45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6" style:family="text">
      <style:text-properties fo:color="#3f7f5f" fo:font-size="10pt" style:font-size-asian="10pt"/>
    </style:style>
    <style:style style:name="T47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48" style:family="text">
      <style:text-properties fo:color="#3f7f5f"/>
    </style:style>
    <style:style style:name="T49" style:family="text">
      <style:text-properties fo:color="#3f7f5f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TP </text:span><text:span text:style-name="T4">Spark</text:span><text:span text:style-name="T3"> </text:span><text:span text:style-name="T5">streaming </text:span><text:span text:style-name="T3">programming</text:span></text:p>
      <text:p text:style-name="P2">Daniel Hagimont</text:p>
      <text:p text:style-name="P2"><text:span text:style-name="T1">h</text:span>agimont@enseeiht.fr</text:p>
      <text:p text:style-name="P1"/>
      <text:p text:style-name="P3">The goal of this labwork is to program an application with <text:span text:style-name="T6">Spark Streaming</text:span>.</text:p>
      <text:h text:style-name="Heading_20_1" text:outline-level="1">1. Installation</text:h>
      <text:p text:style-name="P9">The same as in the previous lab.</text:p>
      <text:p text:style-name="P7"/>
      <text:h text:style-name="P21" text:outline-level="1"><text:span text:style-name="T6">2</text:span>. <text:span text:style-name="T6">Development</text:span></text:h>
      <text:p text:style-name="P7"/>
      <text:p text:style-name="P13">For eclipse, add <text:span text:style-name="T31">(from the previous lab) </text:span>the following jar in the build path</text:p>
      <text:p text:style-name="P16"><text:tab/><text:tab/>$SPARK_HOME/jars/spark-streaming_2.11-2.2.0.jar</text:p>
      <text:p text:style-name="P17"><text:tab/><text:tab/><text:span text:style-name="T30">$SPARK_HOME/jars/</text:span>apache-log4j-extras-1.2.17.jar</text:p>
      <text:p text:style-name="P13"/>
      <text:h text:style-name="P21" text:outline-level="1"><text:span text:style-name="T6">3</text:span>. <text:span text:style-name="T6">Execution</text:span></text:h>
      <text:p text:style-name="P11"><text:line-break/><text:span text:style-name="T8">The same as in the previous lab.</text:span></text:p>
      <text:p text:style-name="P8"/>
      <text:h text:style-name="P22" text:outline-level="1"><text:span text:style-name="T7">4</text:span>. <text:span text:style-name="T7">Test the WordCount application</text:span></text:h>
      <text:p text:style-name="P8"/>
      <text:p text:style-name="P25"><text:span text:style-name="T36">import</text:span><text:span text:style-name="T10"> java.util.Arrays;</text:span></text:p>
      <text:p text:style-name="P24"><text:span text:style-name="T36">import</text:span><text:span text:style-name="T10"> org.apache.log4j.Level;</text:span></text:p>
      <text:p text:style-name="P24"><text:span text:style-name="T36">import</text:span><text:span text:style-name="T10"> org.apache.log4j.Logger;</text:span></text:p>
      <text:p text:style-name="P24"><text:span text:style-name="T36">import</text:span><text:span text:style-name="T10"> org.apache.spark.SparkConf;</text:span></text:p>
      <text:p text:style-name="P24"><text:span text:style-name="T36">import</text:span><text:span text:style-name="T10"> org.apache.spark.streaming.Durations;</text:span></text:p>
      <text:p text:style-name="P24"><text:span text:style-name="T36">import</text:span><text:span text:style-name="T10"> org.apache.spark.streaming.api.java.JavaDStream;</text:span></text:p>
      <text:p text:style-name="P24"><text:span text:style-name="T36">import</text:span><text:span text:style-name="T10"> org.apache.spark.streaming.api.java.JavaPairDStream;</text:span></text:p>
      <text:p text:style-name="P24"><text:span text:style-name="T36">import</text:span><text:span text:style-name="T10"> org.apache.spark.streaming.api.java.JavaReceiverInputDStream;</text:span></text:p>
      <text:p text:style-name="P24"><text:span text:style-name="T36">import</text:span><text:span text:style-name="T10"> org.apache.spark.streaming.api.java.JavaStreamingContext;</text:span></text:p>
      <text:p text:style-name="P24"><text:span text:style-name="T36">import</text:span><text:span text:style-name="T10"> scala.Tuple2;</text:span></text:p>
      <text:p text:style-name="P24"/>
      <text:p text:style-name="P24"><text:span text:style-name="T36">public</text:span><text:span text:style-name="T10"> </text:span><text:span text:style-name="T36">class</text:span><text:span text:style-name="T10"> WordCountStreaming { </text:span></text:p>
      <text:p text:style-name="P24"/>
      <text:p text:style-name="P24"><text:span text:style-name="T10"><text:tab/></text:span><text:span text:style-name="T36">public</text:span><text:span text:style-name="T10"> </text:span><text:span text:style-name="T36">static</text:span><text:span text:style-name="T10"> </text:span><text:span text:style-name="T36">void</text:span><text:span text:style-name="T10"> main(String </text:span><text:span text:style-name="T42">args</text:span><text:span text:style-name="T10">[]) {</text:span></text:p>
      <text:p text:style-name="P24"/>
      <text:p text:style-name="P24"><text:span text:style-name="T10"><text:tab/><text:tab/>Logger.</text:span><text:span text:style-name="T18">getLogger</text:span><text:span text:style-name="T10">(</text:span><text:span text:style-name="T19">"org"</text:span><text:span text:style-name="T10">).setLevel(Level.</text:span><text:span text:style-name="T28">OFF</text:span><text:span text:style-name="T10">);</text:span></text:p>
      <text:p text:style-name="P24"><text:span text:style-name="T10"><text:tab/><text:tab/>Logger.</text:span><text:span text:style-name="T18">getLogger</text:span><text:span text:style-name="T10">(</text:span><text:span text:style-name="T19">"akka"</text:span><text:span text:style-name="T10">).setLevel(Level.</text:span><text:span text:style-name="T28">OFF</text:span><text:span text:style-name="T10">);</text:span></text:p>
      <text:p text:style-name="P24"/>
      <text:p text:style-name="P24"><text:span text:style-name="T10"><text:tab/><text:tab/></text:span><text:span text:style-name="T48">// Create the context with a 1 second batch size </text:span></text:p>
      <text:p text:style-name="P24"><text:span text:style-name="T10"><text:tab/><text:tab/>SparkConf </text:span><text:span text:style-name="T42">sparkConf</text:span><text:span text:style-name="T10"> = </text:span><text:span text:style-name="T36">new</text:span><text:span text:style-name="T10"> SparkConf().setAppName(</text:span><text:span text:style-name="T19">"WordCountStreaming"</text:span><text:span text:style-name="T10">); </text:span></text:p>
      <text:p text:style-name="P24"><text:span text:style-name="T10"><text:tab/><text:tab/>JavaStreamingContext </text:span><text:span text:style-name="T43">ssc</text:span><text:span text:style-name="T10"> = </text:span><text:span text:style-name="T36">new</text:span><text:span text:style-name="T10"> JavaStreamingContext(</text:span><text:span text:style-name="T42">sparkConf</text:span><text:span text:style-name="T10">, Durations.</text:span><text:span text:style-name="T18">seconds</text:span><text:span text:style-name="T10">(1)); </text:span></text:p>
      <text:p text:style-name="P24"/>
      <text:p text:style-name="P24"><text:span text:style-name="T10"><text:tab/><text:tab/></text:span><text:span text:style-name="T48">// Create a JavaReceiverInputDStream on target ip:port and count the </text:span></text:p>
      <text:p text:style-name="P24"><text:span text:style-name="T10"><text:tab/><text:tab/></text:span><text:span text:style-name="T48">// words in input stream of \n delimited text (</text:span><text:span text:style-name="T49">eg</text:span><text:span text:style-name="T48">. generated by '</text:span><text:span text:style-name="T49">nc</text:span><text:span text:style-name="T48">') </text:span></text:p>
      <text:p text:style-name="P24"><text:span text:style-name="T10"><text:tab/><text:tab/>JavaReceiverInputDStream&lt;String&gt; </text:span><text:span text:style-name="T42">lines</text:span><text:span text:style-name="T10"> = </text:span><text:span text:style-name="T42">ssc</text:span><text:span text:style-name="T10">.socketTextStream(</text:span><text:span text:style-name="T19">"localhost"</text:span><text:span text:style-name="T10">, 9999); </text:span></text:p>
      <text:p text:style-name="P24"><text:span text:style-name="T10"><text:tab/><text:tab/>JavaDStream&lt;String&gt; </text:span><text:span text:style-name="T42">words</text:span><text:span text:style-name="T10"> = </text:span><text:span text:style-name="T42">lines</text:span><text:span text:style-name="T10">.flatMap(</text:span><text:span text:style-name="T42">x</text:span><text:span text:style-name="T10"> -&gt; Arrays.</text:span><text:span text:style-name="T18">asList</text:span><text:span text:style-name="T10">(</text:span><text:span text:style-name="T42">x</text:span><text:span text:style-name="T10">.split(</text:span><text:span text:style-name="T19">" "</text:span><text:span text:style-name="T10">)).iterator()); </text:span></text:p>
      <text:p text:style-name="P24"><text:span text:style-name="T10"><text:tab/><text:tab/>JavaPairDStream&lt;String, Integer&gt; </text:span><text:span text:style-name="T42">wordCounts</text:span><text:span text:style-name="T10"> = </text:span><text:span text:style-name="T42">words</text:span><text:span text:style-name="T10">.mapToPair(</text:span><text:span text:style-name="T42">s</text:span><text:span text:style-name="T10"> -&gt; </text:span><text:span text:style-name="T36">new</text:span><text:span text:style-name="T10"> Tuple2&lt;&gt;(</text:span><text:span text:style-name="T42">s</text:span><text:span text:style-name="T10">, 1)) </text:span></text:p>
      <text:p text:style-name="P24"><text:span text:style-name="T10"><text:tab/><text:tab/><text:tab/><text:tab/>.reduceByKey((</text:span><text:span text:style-name="T42">i1</text:span><text:span text:style-name="T10">, </text:span><text:span text:style-name="T42">i2</text:span><text:span text:style-name="T10">) -&gt; </text:span><text:span text:style-name="T42">i1</text:span><text:span text:style-name="T10"> + </text:span><text:span text:style-name="T42">i2</text:span><text:span text:style-name="T10">); </text:span></text:p>
      <text:p text:style-name="P24"/>
      <text:p text:style-name="P24"><text:span text:style-name="T10"><text:tab/><text:tab/></text:span><text:span text:style-name="T42">wordCounts</text:span><text:span text:style-name="T10">.print(); </text:span></text:p>
      <text:p text:style-name="P24"/>
      <text:p text:style-name="P24"><text:span text:style-name="T10"><text:tab/><text:tab/></text:span><text:span text:style-name="T42">ssc</text:span><text:span text:style-name="T10">.start(); </text:span></text:p>
      <text:p text:style-name="P24"><text:span text:style-name="T10"><text:tab/><text:tab/></text:span><text:span text:style-name="T36">try</text:span><text:span text:style-name="T10"> { </text:span></text:p>
      <text:p text:style-name="P24"><text:span text:style-name="T10"><text:tab/><text:tab/><text:tab/></text:span><text:span text:style-name="T42">ssc</text:span><text:span text:style-name="T10">.awaitTermination(); </text:span></text:p>
      <text:p text:style-name="P24"><text:span text:style-name="T10"><text:tab/><text:tab/>} </text:span><text:span text:style-name="T36">catch</text:span><text:span text:style-name="T10"> (InterruptedException </text:span><text:span text:style-name="T42">e</text:span><text:span text:style-name="T10">) { </text:span></text:p>
      <text:p text:style-name="P24"><text:span text:style-name="T10"><text:tab/><text:tab/><text:tab/></text:span><text:span text:style-name="T42">e</text:span><text:span text:style-name="T10">.printStackTrace(); </text:span></text:p>
      <text:p text:style-name="P24"><text:span text:style-name="T10"><text:tab/><text:tab/>} </text:span></text:p>
      <text:p text:style-name="P24"><text:span text:style-name="T10"><text:tab/>} </text:span></text:p>
      <text:p text:style-name="P25"><text:span text:style-name="T10">} </text:span></text:p>
      <text:p text:style-name="P12"/>
      <text:p text:style-name="P12"><text:soft-page-break/></text:p>
      <text:p text:style-name="P9">You can test this application with :</text:p>
      <text:p text:style-name="P9"/>
      <text:p text:style-name="P10">- in a first terminal, run "<text:span text:style-name="T33">nc -lk 9999</text:span>" – you will type words in this terminal</text:p>
      <text:p text:style-name="P9">- in a second terminal, launch the Spark Streaming applications</text:p>
      <text:p text:style-name="P9"><text:tab/>- you need at least 2 threads for receiving data and processing data</text:p>
      <text:p text:style-name="P9"><text:tab/>- spark-submit --class WordCountStreaming --master local[2] <text:span text:style-name="T9">wc</text:span>.jar</text:p>
      <text:h text:style-name="P5" text:outline-level="2"><text:span text:style-name="T7">5</text:span>. <text:span text:style-name="T8">Different versions of WordCount</text:span></text:h>
      <text:p text:style-name="P19">Modify the application to compute the word count every 10 seconds over the last 10 seconds. It's just one line, using the reduceByKeyAndWindow() transformation.</text:p>
      <text:p text:style-name="P19">Modify the application to compute the cumulated word count (from the beginning of the application). It's just few lines, using the updateStateByKey() transformation.</text:p>
      <text:h text:style-name="P6" text:outline-level="2">6. A monitoring application</text:h>
      <text:p text:style-name="P4">You are given a CPUProbe application which accepts TCP a connection and sends on this TCP connection the monitored CPU load of 10 nodes.</text:p>
      <text:p text:style-name="P4">You have to implement a Spark Streaming application which computes, every <text:span text:style-name="T32">5</text:span> seconds over the last 10 seconds, the average CPU load of each node.</text:p>
      <text:p text:style-name="P4"/>
      <text:p text:style-name="P20">NB : you can browse Spark API : https://spark.apache.org/docs/2.1.1/api/java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FreeSans" svg:font-family="FreeSans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gimont </meta:initial-creator>
    <meta:creation-date>2014-08-31T14:46:20</meta:creation-date>
    <dc:date>2021-11-08T12:00:14.065050613</dc:date>
    <meta:editing-duration>PT2H39M20S</meta:editing-duration>
    <meta:editing-cycles>35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347" meta:character-count="2917" meta:non-whitespace-character-count="2560"/>
  </office:meta>
</office:document-meta>
</file>